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ights.setStrings( List &lt; String &gt;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s.setFlights( List &lt; Flight &gt; fligh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s.getFl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s.get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